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09ad" officeooo:paragraph-rsid="001509ad"/>
    </style:style>
    <style:style style:name="P2" style:family="paragraph" style:parent-style-name="Standard" style:list-style-name="L1">
      <style:text-properties officeooo:rsid="001509ad" officeooo:paragraph-rsid="001509a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of a Wireless Active Sensing Unit for Structural Health Monitoring <text:s/>article summary. </text:p>
      <text:p text:style-name="P1"/>
      <text:p text:style-name="P1">A group of students? (did not specify) created a successful active sensing device. This article will help us get on the right track on how to begin to build our sensors. The sensor prototype created was able to collect data with high precision. </text:p>
      <text:list xml:id="list8760511440596714440" text:style-name="L1">
        <text:list-item>
          <text:p text:style-name="P2">Wireless radios – reduce high cost of installing wires and data repositories. </text:p>
        </text:list-item>
        <text:list-item>
          <text:p text:style-name="P2">Sensor made from off the shelf components. Overall cost : $250</text:p>
        </text:list-item>
        <text:list-item>
          <text:p text:style-name="P2">MaxStream Xcite radio for data transmission has a max range of 300m</text:p>
          <text:list>
            <text:list-item>
              <text:p text:style-name="P2">Newport bridge has span of 488m with overall length at 3428m (wiki)</text:p>
            </text:list-item>
            <text:list-item>
              <text:p text:style-name="P2">Radio consumes 55mA while transmitting data and 35mA receiving. </text:p>
            </text:list-item>
          </text:list>
        </text:list-item>
        <text:list-item>
          <text:p text:style-name="P2">A high energy density lithium battery pack can deliver 20 consecutive hours of life to the sensor. </text:p>
        </text:list-item>
        <text:list-item>
          <text:p text:style-name="P2">Another of that same battery pack deliver the wireless modem 28 hours of power. <text:s/></text:p>
        </text:list-item>
      </text:list>
      <text:p text:style-name="P1"/>
      <text:p text:style-name="P1"/>
      <text:p text:style-name="P1"/>
      <text:p text:style-name="P1"><text:a xlink:type="simple" xlink:href="http://eil.stanford.edu/publications/jerry_lynch/SPIEActiveSensing.pdf">http://eil.stanford.edu/publications/jerry_lynch/SPIEActiveSensing.pdf</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3T18:19:21.047000000</meta:creation-date>
    <dc:date>2014-10-13T18:35:05.944000000</dc:date>
    <meta:editing-duration>PT14S</meta:editing-duration>
    <meta:editing-cycles>1</meta:editing-cycles>
    <meta:document-statistic meta:table-count="0" meta:image-count="0" meta:object-count="0" meta:page-count="1" meta:paragraph-count="10" meta:word-count="150" meta:character-count="932" meta:non-whitespace-character-count="790"/>
    <meta:generator>LibreOffice/4.2.3.3$Windows_x86 LibreOffice_project/882f8a0a489bc99a9e60c7905a60226254cb6ff0</meta:generator>
  </office:meta>
</office:document-meta>
</file>